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4.57mm" fo:break-before="auto" style:use-optimal-row-height="true"/>
    </style:style>
    <style:style style:name="ro69" style:family="table-row">
      <style:table-row-properties style:row-height="49.55mm" fo:break-before="auto" style:use-optimal-row-height="true"/>
    </style:style>
    <style:style style:name="ro70" style:family="table-row">
      <style:table-row-properties style:row-height="20.92mm" fo:break-before="auto" style:use-optimal-row-height="true"/>
    </style:style>
    <style:style style:name="ro71" style:family="table-row">
      <style:table-row-properties style:row-height="222.48mm" fo:break-before="auto" style:use-optimal-row-height="true"/>
    </style:style>
    <style:style style:name="ro72" style:family="table-row">
      <style:table-row-properties style:row-height="55.02mm" fo:break-before="auto" style:use-optimal-row-height="true"/>
    </style:style>
    <style:style style:name="ro73" style:family="table-row">
      <style:table-row-properties style:row-height="171.26mm" fo:break-before="auto" style:use-optimal-row-height="true"/>
    </style:style>
    <style:style style:name="ro74"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29" style:family="table-cell" style:parent-style-name="Default">
      <style:text-properties style:font-name="新宋体" style:font-name-asian="新宋体"/>
    </style:style>
    <style:style style:name="ce130"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31" style:family="table-cell" style:parent-style-name="Default">
      <style:table-cell-properties style:text-align-source="value-type" style:repeat-content="false" fo:wrap-option="wrap" style:vertical-align="top"/>
      <style:text-properties style:font-name-asian="新宋体"/>
    </style:style>
    <style:style style:name="ce132" style:family="table-cell" style:parent-style-name="Default">
      <style:table-cell-properties style:text-align-source="fix" style:repeat-content="false" fo:wrap-option="wrap"/>
      <style:paragraph-properties fo:text-align="center"/>
      <style:text-properties style:font-name-asian="新宋体"/>
    </style:style>
    <style:style style:name="ce133" style:family="table-cell" style:parent-style-name="Default">
      <style:table-cell-properties style:text-align-source="fix" style:repeat-content="false" fo:wrap-option="wrap"/>
      <style:paragraph-properties fo:text-align="start"/>
      <style:text-properties style:font-name-asian="新宋体"/>
    </style:style>
    <style:style style:name="ce134"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35"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3">
          <table:table-cell table:style-name="ce83"/>
          <table:table-cell table:style-name="ce16" office:value-type="string" calcext:value-type="string" table:number-columns-spanned="1" table:number-rows-spanned="2">
            <text:p>读入方式</text:p>
          </table:table-cell>
          <table:table-cell table:style-name="ce44" office:value-type="string" calcext:value-type="string" table:number-columns-spanned="2" table:number-rows-spanned="1">
            <text:p>使用时间（毫秒）</text:p>
          </table:table-cell>
          <table:covered-table-cell table:style-name="ce16"/>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6">
          <table:table-cell table:style-name="ce83"/>
          <table:covered-table-cell table:style-name="ce16"/>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0">
          <table:table-cell table:style-name="ce83"/>
          <table:table-cell table:style-name="ce16"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2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29"/>
        </table:table-row>
        <table:table-row table:style-name="ro15">
          <table:table-cell table:style-name="ce83"/>
          <table:table-cell table:style-name="ce16" office:value-type="string" calcext:value-type="string" table:number-columns-spanned="1" table:number-rows-spanned="2">
            <text:p>算法名称</text:p>
          </table:table-cell>
          <table:table-cell table:style-name="ce44"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29"/>
        </table:table-row>
        <table:table-row table:style-name="ro16">
          <table:table-cell table:style-name="ce83"/>
          <table:covered-table-cell table:style-name="ce16"/>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4">
          <table:table-cell table:number-columns-repeated="1015"/>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23"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23"/>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07"/>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07"/>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07"/>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07"/>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07"/>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07"/>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07"/>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07"/>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07"/>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07"/>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07"/>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07"/>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07"/>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number-columns-repeated="1010"/>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0"/>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0"/>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0"/>
        </table:table-row>
        <table:table-row table:style-name="ro4">
          <table:table-cell table:style-name="ce83"/>
          <table:table-cell table:style-name="ce156"/>
          <table:table-cell table:style-name="ce182"/>
          <table:table-cell table:style-name="ce156" table:number-columns-repeated="2"/>
          <table:table-cell table:number-columns-repeated="1010"/>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number-columns-repeated="1014"/>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4">
          <table:table-cell table:number-columns-repeated="1015"/>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style-name="ce82"/>
          <table:table-cell table:number-columns-repeated="1014"/>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0"/>
        </table:table-row>
        <table:table-row table:style-name="ro4">
          <table:table-cell table:number-columns-repeated="1015"/>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0"/>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0"/>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0"/>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09"/>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0"/>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0"/>
        </table:table-row>
        <table:table-row table:style-name="ro4">
          <table:table-cell table:number-columns-repeated="1015"/>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0"/>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0"/>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0"/>
        </table:table-row>
        <table:table-row table:style-name="ro4">
          <table:table-cell table:number-columns-repeated="1015"/>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0"/>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0"/>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08"/>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0"/>
        </table:table-row>
        <table:table-row table:style-name="ro4">
          <table:table-cell table:number-columns-repeated="1015"/>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13"/>
        </table:table-row>
        <table:table-row table:style-name="ro4">
          <table:table-cell table:number-columns-repeated="1015"/>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0"/>
        </table:table-row>
        <table:table-row table:style-name="ro4">
          <table:table-cell table:number-columns-repeated="1015"/>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0"/>
        </table:table-row>
        <table:table-row table:style-name="ro4">
          <table:table-cell table:number-columns-repeated="1015"/>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07"/>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07"/>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07"/>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07"/>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07"/>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07"/>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07"/>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07"/>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07"/>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07"/>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07"/>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07"/>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07"/>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07"/>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07"/>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07"/>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07"/>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06"/>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06"/>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06"/>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74mm" svg:x="1.08mm" svg:y="2.53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06"/>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74mm" svg:x="0.79mm" svg:y="2.12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06"/>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06"/>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06"/>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06"/>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06"/>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4.23mm" svg:x="1.24mm" svg:y="2.12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06"/>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37mm" svg:x="0.73mm" svg:y="3.48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06"/>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65mm" svg:x="1.24mm" svg:y="1.1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06"/>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06"/>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67mm" svg:x="0.99mm" svg:y="1.19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06"/>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1128">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06"/>
        </table:table-row>
        <table:table-row table:style-name="ro4" table:number-rows-repeated="1038575">
          <table:table-cell table:number-columns-repeated="1015"/>
        </table:table-row>
        <table:table-row table:style-name="ro4">
          <table:table-cell table:number-columns-repeated="1015"/>
        </table:table-row>
      </table:table>
      <table:table table:name="笔记" table:style-name="ta1">
        <table:table-column table:style-name="co10" table:default-cell-style-name="ce130"/>
        <table:table-column table:style-name="co10" table:default-cell-style-name="ce131"/>
        <table:table-column table:style-name="co11" table:default-cell-style-name="ce133"/>
        <table:table-column table:style-name="co10" table:number-columns-repeated="1021" table:default-cell-style-name="ce133"/>
        <table:table-row table:style-name="ro68">
          <table:table-cell office:value-type="string" calcext:value-type="string">
            <text:p>ID</text:p>
          </table:table-cell>
          <table:table-cell table:style-name="ce130" office:value-type="string" calcext:value-type="string">
            <text:p>Title</text:p>
          </table:table-cell>
          <table:table-cell table:style-name="ce132" office:value-type="string" calcext:value-type="string">
            <text:p>Body</text:p>
          </table:table-cell>
          <table:table-cell table:style-name="ce132" table:number-columns-repeated="1021"/>
        </table:table-row>
        <table:table-row table:style-name="ro69">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0">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1">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2">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3">
          <table:table-cell office:value-type="float" office:value="5" calcext:value-type="float">
            <text:p>5</text:p>
          </table:table-cell>
          <table:table-cell office:value-type="string" calcext:value-type="string">
            <text:p>利用因数优化计算</text:p>
          </table:table-cell>
          <table:table-cell table:style-name="ce134"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4" table:number-rows-repeated="1048569">
          <table:table-cell table:number-columns-repeated="1024"/>
        </table:table-row>
        <table:table-row table:style-name="ro74">
          <table:table-cell table:number-columns-repeated="1024"/>
        </table:table-row>
      </table:table>
      <table:table table:name="自定义模板题索引" table:style-name="ta1">
        <table:table-column table:style-name="co10" table:number-columns-repeated="1024" table:default-cell-style-name="ce129"/>
        <table:table-row table:style-name="ro74">
          <table:table-cell office:value-type="string" calcext:value-type="string">
            <text:p>行号</text:p>
          </table:table-cell>
          <table:table-cell table:number-columns-repeated="1023"/>
        </table:table-row>
        <table:table-row table:style-name="ro74">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4">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135"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135" office:value-type="float" office:value="3.36358" calcext:value-type="float">
            <text:p>3.36358</text:p>
          </table:table-cell>
          <table:table-cell table:number-columns-repeated="1022"/>
        </table:table-row>
        <table:table-row table:style-name="ro74" table:number-rows-repeated="1048570">
          <table:table-cell table:number-columns-repeated="1024"/>
        </table:table-row>
        <table:table-row table:style-name="ro7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2">0000/00/00</text:date>, <text:time style:data-style-name="N2" text:time-value="15:40:46.175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7-02T11:14:20.393000000</dc:date>
    <meta:editing-duration>P65DT6H20M32S</meta:editing-duration>
    <meta:editing-cycles>1331</meta:editing-cycles>
    <meta:generator>LibreOffice/6.0.1.1$Windows_X86_64 LibreOffice_project/60bfb1526849283ce2491346ed2aa51c465abfe6</meta:generator>
    <dc:creator>Zhuang Yumin</dc:creator>
    <meta:document-statistic meta:table-count="3" meta:cell-count="2143" meta:object-count="17"/>
  </office:meta>
</office:document-meta>
</file>